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3">Constellation</text:p>
      <text:p text:style-name="P73">Say Man</text:p>
      <text:p text:style-name="P73">Mtn Lion</text:p>
      <text:p text:style-name="P73">Dark Horse</text:p>
      <text:p text:style-name="P73">Sophia</text:p>
      <text:p text:style-name="P73">Almost the One</text:p>
      <text:p text:style-name="P73">S.O.S</text:p>
      <text:p text:style-name="P73">Power</text:p>
      <text:p text:style-name="P73">Perpetual</text:p>
      <text:p text:style-name="P73">Bobby Love</text:p>
      <text:p text:style-name="P73">Heart N’ Split</text:p>
      <text:p text:style-name="P73">The Corner</text:p>
      <text:p text:style-name="P73">Back to the Sun</text:p>
      <text:p text:style-name="P73">The Get Down</text:p>
      <text:p text:style-name="P73">We Way</text:p>
      <text:p text:style-name="P73">Only Ever</text:p>
      <text:p text:style-name="P73">One Good Reason</text:p>
      <text:p text:style-name="P73">Bridge</text:p>
      <text:p text:style-name="P73">Mtn Dew</text:p>
      <text:p text:style-name="P73">Time on Time</text:p>
      <text:p text:style-name="P73">Haunted</text:p>
      <text:p text:style-name="P73">Just a Little Longer</text:p>
      <text:p text:style-name="P73">Odetta</text:p>
      <text:p text:style-name="P73"/>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text:p text:style-name="P64"/>
      <text:p text:style-name="P65">. . .</text:p>
      <text:p text:style-name="P64"/>
      <text:p text:style-name="P66">She brought over gummy clusters and peanut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read me a short story about a girl who had turned into a lobster as I was falling asleep, and then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f my grapes, wrote, <text:span text:style-name="T58">d1229</text:span>. . .<text:span text:style-name="T66">I walked to Aldi while listening to the album, bought 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guitar strings. We listened to the 45-minute version on the couch, cuddled in the bed. She eventually went to the guest room to spread out.</text:p>
      <text:p text:style-name="P68"/>
      <text:p text:style-name="P68">XI.XVIII</text:p>
      <text:p text:style-name="P68"/>
      <text:p text:style-name="P68">I woke at 730, went to check my phone, cuddled Hannah a bit, went back to the big bed, texted Luke. <text:soft-page-break/>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windy way while listening to the 90-minute version, spent all day working on two songs.</text:p>
      <text:p text:style-name="P68"><text:s text:c="3"/>Luke was hyper-specific about what he wanted from the drums and the tunes ended up sounding great. We ate curry in their house and I drove us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on to Aldi for grapes, bananas, plums, CheezIts, then to Izzy’s for an Americano, where I texted a few people but realized I was pressed for time, </text:span><text:soft-page-break/><text:span text:style-name="T71">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went to the guest room for more cuddles around 9:30, eventually made coffee, drank it, then made love. I got dressed, opened a Trail Pass, walked to Bad Manners, ordered a latte, told Ash and Kate about the show, walked home, laid in bed, d1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1T13:05:31.519139408</dc:date>
    <meta:editing-duration>P77DT12H18M13S</meta:editing-duration>
    <meta:editing-cycles>741</meta:editing-cycles>
    <meta:generator>LibreOffice/24.2.5.2$MacOSX_X86_64 LibreOffice_project/bffef4ea93e59bebbeaf7f431bb02b1a39ee8a59</meta:generator>
    <meta:print-date>2024-11-16T11:53:14.696761837</meta:print-date>
    <meta:document-statistic meta:table-count="0" meta:image-count="0" meta:object-count="0" meta:page-count="57" meta:paragraph-count="240" meta:word-count="10314" meta:character-count="54516" meta:non-whitespace-character-count="44236"/>
  </office:meta>
</office:document-meta>
</file>